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181cm" fo:min-width="26.678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5.729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2cm" svg:stroke-color="#ffff00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8" style:family="paragraph">
      <loext:graphic-properties draw:fill="solid" draw:fill-color="#cccccc" draw:opacity="100%"/>
      <style:paragraph-properties fo:text-align="center" style:writing-mode="lr-tb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P10" style:family="paragraph">
      <style:paragraph-properties fo:text-align="center"/>
      <style:text-properties fo:color="#ffff00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00" loext:opacity="100%" loext:color-lum-mod="100%" loext:color-lum-off="0%" fo:font-size="18pt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style:style style:name="T3" style:family="text">
      <style:text-properties fo:color="#ffff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78cm" svg:height="17.431cm" svg:x="0.238cm" svg:y="3.2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194cm" svg:height="16.129cm" svg:x="0.746cm" svg:y="4.048cm">
          <draw:text-box>
            <text:p text:style-name="P2"><text:span text:style-name="T1">Campus Electric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0.304cm" svg:y="5.487cm">
          <draw:text-box>
            <text:p text:style-name="P2">Gym</text:p>
          </draw:text-box>
        </draw:frame>
        <draw:custom-shape draw:style-name="gr4" draw:text-style-name="P6" draw:layer="layout" svg:width="2.032cm" svg:height="2.12cm" svg:x="3.945cm" svg:y="4.81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4.977cm" svg:height="1.062cm" svg:x="2.778cm" svg:y="7.558cm">
          <draw:text-box>
            <text:p text:style-name="P2"><text:span text:style-name="T2">Library Electric</text:span></text:p>
          </draw:text-box>
        </draw:frame>
        <draw:frame draw:style-name="gr6" draw:text-style-name="P8" draw:layer="layout" svg:width="2.54cm" svg:height="1.799cm" svg:x="3.159cm" svg:y="9.909cm">
          <draw:text-box>
            <text:p text:style-name="P2">Dining Hall</text:p>
          </draw:text-box>
        </draw:frame>
        <draw:frame draw:style-name="gr7" draw:text-style-name="P7" draw:layer="layout" svg:width="6.374cm" svg:height="1.062cm" svg:x="1.484cm" svg:y="12.303cm">
          <draw:text-box>
            <text:p text:style-name="P2"><text:span text:style-name="T2">Dining Hall Electric</text:span></text:p>
          </draw:text-box>
        </draw:frame>
        <draw:g>
          <draw:frame draw:style-name="gr8" draw:text-style-name="P9" draw:layer="layout" svg:width="4.026cm" svg:height="1.128cm" svg:x="18.653cm" svg:y="16.581cm">
            <draw:text-box>
              <text:p text:style-name="P2">Great Dorm</text:p>
            </draw:text-box>
          </draw:frame>
          <draw:frame draw:style-name="gr9" draw:text-style-name="P9" draw:layer="layout" svg:width="1.047cm" svg:height="2.416cm" svg:x="21.632cm" svg:y="14.189cm">
            <draw:text-box>
              <text:p/>
            </draw:text-box>
          </draw:frame>
        </draw:g>
        <draw:frame draw:style-name="gr10" draw:text-style-name="P11" draw:layer="layout" svg:width="7.112cm" svg:height="1.143cm" svg:x="17.51cm" svg:y="18.299cm">
          <draw:text-box>
            <text:p text:style-name="P10"><text:span text:style-name="T3">Great Dorm Electric</text:span></text:p>
          </draw:text-box>
        </draw:frame>
        <draw:frame draw:style-name="gr11" draw:text-style-name="P8" draw:layer="layout" svg:width="3.556cm" svg:height="2.519cm" svg:x="19.669cm" svg:y="9.022cm">
          <draw:text-box>
            <text:p text:style-name="P2">Theater</text:p>
          </draw:text-box>
        </draw:frame>
        <draw:frame draw:style-name="gr5" draw:text-style-name="P7" draw:layer="layout" svg:width="7.136cm" svg:height="1.062cm" svg:x="17.613cm" svg:y="12.103cm">
          <draw:text-box>
            <text:p text:style-name="P2"><text:span text:style-name="T2">Theater Electri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5:40:36.532727546</dc:date>
    <dc:creator>Steven Huss-Lederman</dc:creator>
    <meta:editing-duration>PT39M52S</meta:editing-duration>
    <meta:editing-cycles>10</meta:editing-cycles>
    <meta:generator>LibreOffice/7.4.1.2$MacOSX_X86_64 LibreOffice_project/3c58a8f3a960df8bc8fd77b461821e42c061c5f0</meta:generator>
    <meta:document-statistic meta:object-count="13"/>
  </office:meta>
</office:document-meta>
</file>